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 Score</text:p>
          </table:table-cell>
          <table:table-cell office:value-type="string" calcext:value-type="string">
            <text:p>Midterm 2 Score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FinalProject</text:p>
          </table:table-cell>
        </table:table-row>
        <table:table-row table:style-name="ro1">
          <table:table-cell office:value-type="string" calcext:value-type="string">
            <text:p>Gillian</text:p>
          </table:table-cell>
          <table:table-cell office:value-type="string" calcext:value-type="string">
            <text:p>Coffey</text:p>
          </table:table-cell>
          <table:table-cell office:value-type="string" calcext:value-type="string">
            <text:p>gcoffey@poets.whittier.edu</text:p>
          </table:table-cell>
          <table:table-cell table:formula="of:=18/25" office:value-type="float" office:value="0.72" calcext:value-type="float">
            <text:p>0.72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792875571281144" calcext:value-type="float">
            <text:p>0.792875571281144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 table:formula="of:=19/25" office:value-type="float" office:value="0.76" calcext:value-type="float">
            <text:p>0.76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956766917293233" calcext:value-type="float">
            <text:p>0.956766917293233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denberg</text:p>
          </table:table-cell>
          <table:table-cell office:value-type="string" calcext:value-type="string">
            <text:p>mgoldenb@poets.whittier.edu</text:p>
          </table:table-cell>
          <table:table-cell table:formula="of:=17/25" office:value-type="float" office:value="0.68" calcext:value-type="float">
            <text:p>0.68</text:p>
          </table:table-cell>
          <table:table-cell/>
          <table:table-cell office:value-type="float" office:value="0.385574229691877" calcext:value-type="float">
            <text:p>0.385574229691877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ubev</text:p>
          </table:table-cell>
          <table:table-cell office:value-type="string" calcext:value-type="string">
            <text:p>mgolubev@poets.whittier.edu</text:p>
          </table:table-cell>
          <table:table-cell table:formula="of:=23/25" office:value-type="float" office:value="0.92" calcext:value-type="float">
            <text:p>0.92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864012973610497" calcext:value-type="float">
            <text:p>0.864012973610497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Loren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lgrey@poets.whittier.edu</text:p>
          </table:table-cell>
          <table:table-cell table:formula="of:=20.5/25" office:value-type="float" office:value="0.82" calcext:value-type="float">
            <text:p>0.82</text:p>
          </table:table-cell>
          <table:table-cell/>
          <table:table-cell office:value-type="float" office:value="0.790048651039363" calcext:value-type="float">
            <text:p>0.790048651039363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he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875266106442577" calcext:value-type="float">
            <text:p>0.875266106442577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594702196668141" calcext:value-type="float">
            <text:p>0.594702196668141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Joscely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herna19@poets.whittier.edu</text:p>
          </table:table-cell>
          <table:table-cell table:formula="of:=17/25" office:value-type="float" office:value="0.68" calcext:value-type="float">
            <text:p>0.68</text:p>
          </table:table-cell>
          <table:table-cell office:value-type="string" calcext:value-type="string">
            <text:p>--</text:p>
          </table:table-cell>
          <table:table-cell office:value-type="float" office:value="0.380952380952381" calcext:value-type="float">
            <text:p>0.380952380952381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Kamarina</text:p>
          </table:table-cell>
          <table:table-cell office:value-type="string" calcext:value-type="string">
            <text:p>Hewett</text:p>
          </table:table-cell>
          <table:table-cell office:value-type="string" calcext:value-type="string">
            <text:p>khewett@poets.whittier.edu</text:p>
          </table:table-cell>
          <table:table-cell table:formula="of:=25/25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712704555506413" calcext:value-type="float">
            <text:p>0.712704555506413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Jaramillo</text:p>
          </table:table-cell>
          <table:table-cell office:value-type="string" calcext:value-type="string">
            <text:p>sjaramil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0.658167477517323" calcext:value-type="float">
            <text:p>0.658167477517323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Talar</text:p>
          </table:table-cell>
          <table:table-cell office:value-type="string" calcext:value-type="string">
            <text:p>Kenderian</text:p>
          </table:table-cell>
          <table:table-cell office:value-type="string" calcext:value-type="string">
            <text:p>tkenderi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271988795518207" calcext:value-type="float">
            <text:p>0.271988795518207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Aman</text:p>
          </table:table-cell>
          <table:table-cell office:value-type="string" calcext:value-type="string">
            <text:p>Kumpawat</text:p>
          </table:table-cell>
          <table:table-cell office:value-type="string" calcext:value-type="string">
            <text:p>akumpawa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.942481203007519" calcext:value-type="float">
            <text:p>0.942481203007519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dleach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174611528822055" calcext:value-type="float">
            <text:p>0.174611528822055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Arnau</text:p>
          </table:table-cell>
          <table:table-cell office:value-type="string" calcext:value-type="string">
            <text:p>Llorens Clavell</text:p>
          </table:table-cell>
          <table:table-cell office:value-type="string" calcext:value-type="string">
            <text:p>allorens@poets.whittier.edu</text:p>
          </table:table-cell>
          <table:table-cell table:formula="of:=23.5/25" office:value-type="float" office:value="0.94" calcext:value-type="float">
            <text:p>0.94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838692319032876" calcext:value-type="float">
            <text:p>0.838692319032876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blozano@poets.whittier.edu</text:p>
          </table:table-cell>
          <table:table-cell table:formula="of:=22.5/25" office:value-type="float" office:value="0.9" calcext:value-type="float">
            <text:p>0.9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872917588087867" calcext:value-type="float">
            <text:p>0.872917588087867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ilugo@poets.whittier.edu</text:p>
          </table:table-cell>
          <table:table-cell table:formula="of:=22/25" office:value-type="float" office:value="0.88" calcext:value-type="float">
            <text:p>0.88</text:p>
          </table:table-cell>
          <table:table-cell/>
          <table:table-cell office:value-type="float" office:value="0.0504201680672269" calcext:value-type="float">
            <text:p>0.050420168067227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18.5/25" office:value-type="float" office:value="0.74" calcext:value-type="float">
            <text:p>0.7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854416187527642" calcext:value-type="float">
            <text:p>0.854416187527642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patel1@poets.whittier.edu</text:p>
          </table:table-cell>
          <table:table-cell table:formula="of:=25/25" office:value-type="float" office:value="1" calcext:value-type="float">
            <text:p>1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730070765148165" calcext:value-type="float">
            <text:p>0.730070765148165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jsaw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730812324929972" calcext:value-type="float">
            <text:p>0.730812324929972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hrijan</text:p>
          </table:table-cell>
          <table:table-cell office:value-type="string" calcext:value-type="string">
            <text:p>Shrestha</text:p>
          </table:table-cell>
          <table:table-cell office:value-type="string" calcext:value-type="string">
            <text:p>sshresth@poets.whittier.edu</text:p>
          </table:table-cell>
          <table:table-cell table:formula="of:=24/25" office:value-type="float" office:value="0.96" calcext:value-type="float">
            <text:p>0.96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839296771340115" calcext:value-type="float">
            <text:p>0.839296771340115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Stapleton</text:p>
          </table:table-cell>
          <table:table-cell office:value-type="string" calcext:value-type="string">
            <text:p>wstaplet@poets.whittier.edu</text:p>
          </table:table-cell>
          <table:table-cell table:formula="of:=19/25" office:value-type="float" office:value="0.76" calcext:value-type="float">
            <text:p>0.76</text:p>
          </table:table-cell>
          <table:table-cell table:formula="of:=10/20" office:value-type="float" office:value="0.5" calcext:value-type="float">
            <text:p>0.5</text:p>
          </table:table-cell>
          <table:table-cell office:value-type="float" office:value="0.402240896358543" calcext:value-type="float">
            <text:p>0.402240896358543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office:value-type="string" calcext:value-type="string">
            <text:p>awaseem@poets.whittier.edu</text:p>
          </table:table-cell>
          <table:table-cell table:formula="of:=21.5/25" office:value-type="float" office:value="0.86" calcext:value-type="float">
            <text:p>0.86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847201090962701" calcext:value-type="float">
            <text:p>0.847201090962701</text:p>
          </table:table-cell>
          <table:table-cell table:formula="of:=0.15" office:value-type="float" office:value="0.15" calcext:value-type="float">
            <text:p>0.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year number:style="long"/>
      <number:text>/</number:text>
      <number:month number:style="long"/>
      <number:text>/</number:text>
      <number:day number:style="long"/>
    </number:date-style>
    <number:date-style style:name="N14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46P0" style:volatile="true">
      <number:number number:decimal-places="2" number:min-decimal-places="1" number:min-integer-digits="1" number:decimal-replacement=""/>
    </number:number-style>
    <number:number-style style:name="N146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46">
      <number:number number:decimal-places="0" number:min-decimal-places="0" number:min-integer-digits="1"/>
      <style:map style:condition="value()&gt;0" style:apply-style-name="N146P0"/>
      <style:map style:condition="value()&lt;0" style:apply-style-name="N146P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10-21T15:12:12</meta:creation-date>
    <dc:date>2022-12-07T10:14:51.004955707</dc:date>
    <meta:editing-duration>PT7H8M43S</meta:editing-duration>
    <meta:editing-cycles>29</meta:editing-cycles>
    <meta:document-statistic meta:table-count="1" meta:cell-count="159" meta:object-count="0"/>
  </office:meta>
</office:document-meta>
</file>